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F9000000F04503CC5D.jpg"/>
  <manifest:file-entry manifest:media-type="image/jpeg" manifest:full-path="Pictures/1000000000000302000001559B277A6E.jpg"/>
  <manifest:file-entry manifest:media-type="image/jpeg" manifest:full-path="Pictures/10000000000002DF00000114656D49BB.jpg"/>
  <manifest:file-entry manifest:media-type="image/jpeg" manifest:full-path="Pictures/10000000000002F4000001AD74FEDAAC.jpg"/>
  <manifest:file-entry manifest:media-type="image/jpeg" manifest:full-path="Pictures/10000000000002E90000014767C4923A.jpg"/>
  <manifest:file-entry manifest:media-type="image/jpeg" manifest:full-path="Pictures/10000000000002ED00000119BDDC819F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002cm" svg:height="11.35cm" svg:x="2.858cm" svg:y="2.62cm">
          <draw:image xlink:href="Pictures/10000000000002F4000001AD74FEDAA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9.446cm" svg:height="7.302cm" svg:x="3.81cm" svg:y="4.445cm">
          <draw:image xlink:href="Pictures/10000000000002DF00000114656D49B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9.816cm" svg:height="7.434cm" svg:x="3.81cm" svg:y="6.853cm">
          <draw:image xlink:href="Pictures/10000000000002ED00000119BDDC819F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19.71cm" svg:height="8.651cm" svg:x="4.737cm" svg:y="5.954cm">
          <draw:image xlink:href="Pictures/10000000000002E90000014767C4923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0.134cm" svg:height="6.349cm" svg:x="3.361cm" svg:y="6.033cm">
          <draw:image xlink:href="Pictures/10000000000002F9000000F04503CC5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0.372cm" svg:height="9.021cm" svg:x="4.075cm" svg:y="5.397cm">
          <draw:image xlink:href="Pictures/1000000000000302000001559B277A6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3-12T14:25:55.20</meta:creation-date>
    <meta:printed-by>james </meta:printed-by>
    <meta:print-date>2015-03-12T14:27:40.61</meta:print-date>
    <dc:date>2015-03-12T14:28:06.12</dc:date>
    <dc:creator>james </dc:creator>
    <meta:editing-duration>PT2M11S</meta:editing-duration>
    <meta:editing-cycles>1</meta:editing-cycles>
    <meta:document-statistic meta:object-count="39"/>
    <meta:generator>OpenOffice/4.1.1$Win32 OpenOffice.org_project/411m6$Build-9775</meta:generator>
  </office:meta>
</office:document-meta>
</file>